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0.155cm"/>
    </style:style>
    <style:style style:name="co7" style:family="table-column">
      <style:table-column-properties fo:break-before="auto" style:column-width="5.1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To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3]+1"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formula="oooc:=[.F4]+1"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table:formula="oooc:=[.F5]+1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7]+1"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VectorPortal.com</text:p>
          </table:table-cell>
          <table:table-cell table:formula="oooc:=[.F8]+1" office:value-type="float" office:value="19">
            <text:p>1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5">
            <text:p>35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0]+1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GPL</text:p>
          </table:table-cell>
          <table:table-cell office:value-type="string">
            <text:p><text:a xlink:href="http://www.sodipodi.com/index.php3?section=gallery/emeza">http://www.sodipodi.com/index.php3?section=gallery/emeza</text:a>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1]+1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2]+1" office:value-type="float" office:value="36">
            <text:p>36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62">
            <text:p>6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0]+1"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fame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1]+1" office:value-type="float" office:value="32">
            <text:p>32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ain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1157185_28ea113529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115718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2010374_31c0e4c1ed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2010374/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43">
            <text:p>43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5]+1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76]+1"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78]+1"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9]+1"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0]+1" office:value-type="float" office:value="86">
            <text:p>86</text:p>
          </table:table-cell>
          <table:table-cell table:formula="oooc:=[.E81]" office:value-type="float" office:value="86">
            <text:p>86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17">
            <text:p>17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86]+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7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table:formula="oooc:=[.F88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89]+1"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06]+1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40">
            <text:p>40</text:p>
          </table:table-cell>
          <table:table-cell office:value-type="string">
            <text:p>OpenOffice.org 1.1.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111]+1"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12]+1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3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 table:number-columns-repeated="2"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8">
            <text:p>298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formula="oooc:=[.F115]+1"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office:value-type="float" office:value="71">
            <text:p>71</text:p>
          </table:table-cell>
          <table:table-cell office:value-type="float" office:value="298">
            <text:p>298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137]+1"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40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40">
            <text:p>4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42]+1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table:formula="oooc:=[.F145]+1" office:value-type="float" office:value="282">
            <text:p>282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3" table:number-columns-repeated="2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2456323_62f1a7dad1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<text:a xlink:href="http://www.flickr.com/photos/7745606@N05/1472456323/">http://www.flickr.com/photos/7745606@N05/1472456323/</text:a>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3308070_30ac88194b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7745606@N05/147330807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office:value-type="string">
            <text:p>1471425079_b3b53bdf5f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7142507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table:style-name="Default" office:value-type="string">
            <text:p>1481457389_86532082cb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8145738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scenery/</text:p>
          </table:table-cell>
          <table:table-cell office:value-type="string">
            <text:p>1482314200_1f933fe66f_b.jpg</text:p>
          </table:table-cell>
          <table:table-cell table:number-columns-repeated="2"/>
          <table:table-cell office:value-type="string">
            <text:p>Luo Shaoyang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scenery/1482314200/</text:p>
          </table:table-cell>
          <table:table-cell/>
        </table:table-row>
        <table:table-row table:style-name="ro1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OpenOffice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3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VectorPortal.com</text:p>
          </table:table-cell>
          <table:table-cell table:number-columns-repeated="3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35">
            <text:p>35</text:p>
          </table:table-cell>
          <table:table-cell/>
          <table:table-cell table:formula="oooc:=[.F168]+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69]+1"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formula="oooc:=SUM([.C2:.C173])" office:value-type="float" office:value="3451">
            <text:p>3451</text:p>
          </table:table-cell>
          <table:table-cell table:number-columns-repeated="9"/>
        </table:table-row>
        <table:table-row table:style-name="ro1" table:number-rows-repeated="6536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K1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007.12.27</text:date>, <text:time>15:05:0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241$Build-9244</meta:generator>
    <meta:creation-date>2005-08-05T18:33:58</meta:creation-date>
    <dc:creator>AgentK</dc:creator>
    <dc:date>2007-12-27T15:05:09</dc:date>
    <meta:editing-cycles>156</meta:editing-cycles>
    <meta:editing-duration>PT6H58M44S</meta:editing-duration>
    <meta:user-defined meta:name="Info 1"/>
    <meta:user-defined meta:name="Info 2"/>
    <meta:user-defined meta:name="Info 3"/>
    <meta:user-defined meta:name="Info 4"/>
    <meta:document-statistic meta:table-count="3" meta:cell-count="1062"/>
  </office:meta>
</office:document-meta>
</file>